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GURP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673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0.5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haracter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1d-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d</text:p>
          </table:table-cell>
        </table:table-row>
      </table:table>
      <table:table table:name="dbase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ST</text:p>
          </table:table-cell>
          <table:table-cell table:style-name="ce1" office:value-type="string" calcext:value-type="string">
            <text:p>Thrust</text:p>
          </table:table-cell>
          <table:table-cell table:style-name="ce1" office:value-type="string" calcext:value-type="string">
            <text:p>Swing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d-6</text:p>
          </table:table-cell>
          <table:table-cell office:value-type="string" calcext:value-type="string">
            <text:p>1d-5</text:p>
          </table:table-cell>
          <table:table-cell table:number-columns-repeated="5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1d-6</text:p>
          </table:table-cell>
          <table:table-cell office:value-type="string" calcext:value-type="string">
            <text:p>1d-5</text:p>
          </table:table-cell>
          <table:table-cell table:number-columns-repeated="5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1d-5</text:p>
          </table:table-cell>
          <table:table-cell office:value-type="string" calcext:value-type="string">
            <text:p>1d-4</text:p>
          </table:table-cell>
          <table:table-cell table:number-columns-repeated="5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1d-5</text:p>
          </table:table-cell>
          <table:table-cell office:value-type="string" calcext:value-type="string">
            <text:p>1d-4</text:p>
          </table:table-cell>
          <table:table-cell table:number-columns-repeated="5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1d-4</text:p>
          </table:table-cell>
          <table:table-cell office:value-type="string" calcext:value-type="string">
            <text:p>1d-3</text:p>
          </table:table-cell>
          <table:table-cell table:number-columns-repeated="5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1d-4</text:p>
          </table:table-cell>
          <table:table-cell office:value-type="string" calcext:value-type="string">
            <text:p>1d-3</text:p>
          </table:table-cell>
          <table:table-cell table:number-columns-repeated="5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1d-3</text:p>
          </table:table-cell>
          <table:table-cell office:value-type="string" calcext:value-type="string">
            <text:p>1d-2</text:p>
          </table:table-cell>
          <table:table-cell table:number-columns-repeated="5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1d-3</text:p>
          </table:table-cell>
          <table:table-cell office:value-type="string" calcext:value-type="string">
            <text:p>1d-2</text:p>
          </table:table-cell>
          <table:table-cell table:number-columns-repeated="5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1d-2</text:p>
          </table:table-cell>
          <table:table-cell office:value-type="string" calcext:value-type="string">
            <text:p>1d-1</text:p>
          </table:table-cell>
          <table:table-cell table:number-columns-repeated="5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1d-2</text:p>
          </table:table-cell>
          <table:table-cell office:value-type="string" calcext:value-type="string">
            <text:p>1d</text:p>
          </table:table-cell>
          <table:table-cell table:number-columns-repeated="5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1d-1</text:p>
          </table:table-cell>
          <table:table-cell office:value-type="string" calcext:value-type="string">
            <text:p>1d+1</text:p>
          </table:table-cell>
          <table:table-cell table:number-columns-repeated="5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1d-1</text:p>
          </table:table-cell>
          <table:table-cell office:value-type="string" calcext:value-type="string">
            <text:p>1d+2</text:p>
          </table:table-cell>
          <table:table-cell table:number-columns-repeated="5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d-1</text:p>
          </table:table-cell>
          <table:table-cell table:number-columns-repeated="5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d</text:p>
          </table:table-cell>
          <table:table-cell table:number-columns-repeated="5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1d+1</text:p>
          </table:table-cell>
          <table:table-cell office:value-type="string" calcext:value-type="string">
            <text:p>2d+1</text:p>
          </table:table-cell>
          <table:table-cell table:number-columns-repeated="5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1d+1</text:p>
          </table:table-cell>
          <table:table-cell office:value-type="string" calcext:value-type="string">
            <text:p>2d+2</text:p>
          </table:table-cell>
          <table:table-cell table:number-columns-repeated="5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1d+2</text:p>
          </table:table-cell>
          <table:table-cell office:value-type="string" calcext:value-type="string">
            <text:p>3d-1</text:p>
          </table:table-cell>
          <table:table-cell table:number-columns-repeated="5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1d+2</text:p>
          </table:table-cell>
          <table:table-cell office:value-type="string" calcext:value-type="string">
            <text:p>3d</text:p>
          </table:table-cell>
          <table:table-cell table:number-columns-repeated="5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2d-1</text:p>
          </table:table-cell>
          <table:table-cell office:value-type="string" calcext:value-type="string">
            <text:p>3d+1</text:p>
          </table:table-cell>
          <table:table-cell table:number-columns-repeated="5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2d-1</text:p>
          </table:table-cell>
          <table:table-cell office:value-type="string" calcext:value-type="string">
            <text:p>3d+2</text:p>
          </table:table-cell>
          <table:table-cell table:number-columns-repeated="5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4d-1</text:p>
          </table:table-cell>
          <table:table-cell table:number-columns-repeated="5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4d</text:p>
          </table:table-cell>
          <table:table-cell table:number-columns-repeated="5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2d+1</text:p>
          </table:table-cell>
          <table:table-cell office:value-type="string" calcext:value-type="string">
            <text:p>4d+1</text:p>
          </table:table-cell>
          <table:table-cell table:number-columns-repeated="5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2d+1</text:p>
          </table:table-cell>
          <table:table-cell office:value-type="string" calcext:value-type="string">
            <text:p>4d+2</text:p>
          </table:table-cell>
          <table:table-cell table:number-columns-repeated="5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2d+2</text:p>
          </table:table-cell>
          <table:table-cell office:value-type="string" calcext:value-type="string">
            <text:p>5d-1</text:p>
          </table:table-cell>
          <table:table-cell table:number-columns-repeated="5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2d+2</text:p>
          </table:table-cell>
          <table:table-cell office:value-type="string" calcext:value-type="string">
            <text:p>5d</text:p>
          </table:table-cell>
          <table:table-cell table:number-columns-repeated="4"/>
          <table:table-cell table:formula="of:=MOD(3;2)" office:value-type="float" office:value="1" calcext:value-type="float">
            <text:p>1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3d-1</text:p>
          </table:table-cell>
          <table:table-cell office:value-type="string" calcext:value-type="string">
            <text:p>5d+1</text:p>
          </table:table-cell>
          <table:table-cell table:number-columns-repeated="5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3d-1</text:p>
          </table:table-cell>
          <table:table-cell office:value-type="string" calcext:value-type="string">
            <text:p>5d+1</text:p>
          </table:table-cell>
          <table:table-cell table:number-columns-repeated="5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5d+2</text:p>
          </table:table-cell>
          <table:table-cell table:number-columns-repeated="5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5d+2</text:p>
          </table:table-cell>
          <table:table-cell table:number-columns-repeated="5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3d+1</text:p>
          </table:table-cell>
          <table:table-cell office:value-type="string" calcext:value-type="string">
            <text:p>6d-1</text:p>
          </table:table-cell>
          <table:table-cell table:number-columns-repeated="5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3d+1</text:p>
          </table:table-cell>
          <table:table-cell office:value-type="string" calcext:value-type="string">
            <text:p>6d-1</text:p>
          </table:table-cell>
          <table:table-cell table:number-columns-repeated="5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3d+2</text:p>
          </table:table-cell>
          <table:table-cell office:value-type="string" calcext:value-type="string">
            <text:p>6d</text:p>
          </table:table-cell>
          <table:table-cell table:number-columns-repeated="5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3d+2</text:p>
          </table:table-cell>
          <table:table-cell office:value-type="string" calcext:value-type="string">
            <text:p>6d</text:p>
          </table:table-cell>
          <table:table-cell table:number-columns-repeated="5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4d-1</text:p>
          </table:table-cell>
          <table:table-cell office:value-type="string" calcext:value-type="string">
            <text:p>6d+1</text:p>
          </table:table-cell>
          <table:table-cell table:number-columns-repeated="5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4d-1</text:p>
          </table:table-cell>
          <table:table-cell office:value-type="string" calcext:value-type="string">
            <text:p>6d+1</text:p>
          </table:table-cell>
          <table:table-cell table:number-columns-repeated="5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6d+2</text:p>
          </table:table-cell>
          <table:table-cell table:number-columns-repeated="5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6d+2</text:p>
          </table:table-cell>
          <table:table-cell table:number-columns-repeated="5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4d+1</text:p>
          </table:table-cell>
          <table:table-cell office:value-type="string" calcext:value-type="string">
            <text:p>7d-1</text:p>
          </table:table-cell>
          <table:table-cell table:number-columns-repeated="5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4d+1</text:p>
          </table:table-cell>
          <table:table-cell office:value-type="string" calcext:value-type="string">
            <text:p>7d-1</text:p>
          </table:table-cell>
          <table:table-cell table:number-columns-repeated="5"/>
        </table:table-row>
        <table:table-row table:style-name="ro1">
          <table:table-cell table:formula="of:=[.A41]+5" office:value-type="float" office:value="45" calcext:value-type="float">
            <text:p>45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7d+1</text:p>
          </table:table-cell>
          <table:table-cell table:number-columns-repeated="5"/>
        </table:table-row>
        <table:table-row table:style-name="ro1">
          <table:table-cell table:formula="of:=[.A42]+5" office:value-type="float" office:value="50" calcext:value-type="float">
            <text:p>50</text:p>
          </table:table-cell>
          <table:table-cell office:value-type="string" calcext:value-type="string">
            <text:p>5d+2</text:p>
          </table:table-cell>
          <table:table-cell office:value-type="string" calcext:value-type="string">
            <text:p>8d-1</text:p>
          </table:table-cell>
          <table:table-cell table:number-columns-repeated="5"/>
        </table:table-row>
        <table:table-row table:style-name="ro1">
          <table:table-cell table:formula="of:=[.A43]+5" office:value-type="float" office:value="55" calcext:value-type="float">
            <text:p>55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8d+1</text:p>
          </table:table-cell>
          <table:table-cell table:number-columns-repeated="5"/>
        </table:table-row>
        <table:table-row table:style-name="ro1">
          <table:table-cell table:formula="of:=[.A44]+5" office:value-type="float" office:value="60" calcext:value-type="float">
            <text:p>60</text:p>
          </table:table-cell>
          <table:table-cell office:value-type="string" calcext:value-type="string">
            <text:p>7d-1</text:p>
          </table:table-cell>
          <table:table-cell office:value-type="string" calcext:value-type="string">
            <text:p>9d</text:p>
          </table:table-cell>
          <table:table-cell table:number-columns-repeated="5"/>
        </table:table-row>
        <table:table-row table:style-name="ro1">
          <table:table-cell table:formula="of:=[.A45]+5" office:value-type="float" office:value="65" calcext:value-type="float">
            <text:p>65</text:p>
          </table:table-cell>
          <table:table-cell office:value-type="string" calcext:value-type="string">
            <text:p>7d+1</text:p>
          </table:table-cell>
          <table:table-cell office:value-type="string" calcext:value-type="string">
            <text:p>9d+2</text:p>
          </table:table-cell>
          <table:table-cell table:number-columns-repeated="5"/>
        </table:table-row>
        <table:table-row table:style-name="ro1">
          <table:table-cell table:formula="of:=[.A46]+5" office:value-type="float" office:value="70" calcext:value-type="float">
            <text:p>7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10d</text:p>
          </table:table-cell>
          <table:table-cell table:number-columns-repeated="5"/>
        </table:table-row>
        <table:table-row table:style-name="ro1">
          <table:table-cell table:formula="of:=[.A47]+5" office:value-type="float" office:value="75" calcext:value-type="float">
            <text:p>75</text:p>
          </table:table-cell>
          <table:table-cell office:value-type="string" calcext:value-type="string">
            <text:p>8d+2</text:p>
          </table:table-cell>
          <table:table-cell office:value-type="string" calcext:value-type="string">
            <text:p>10d+2</text:p>
          </table:table-cell>
          <table:table-cell table:number-columns-repeated="5"/>
        </table:table-row>
        <table:table-row table:style-name="ro1">
          <table:table-cell table:formula="of:=[.A48]+5" office:value-type="float" office:value="80" calcext:value-type="float">
            <text:p>80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11d</text:p>
          </table:table-cell>
          <table:table-cell table:number-columns-repeated="5"/>
        </table:table-row>
        <table:table-row table:style-name="ro1">
          <table:table-cell table:formula="of:=[.A49]+5" office:value-type="float" office:value="85" calcext:value-type="float">
            <text:p>85</text:p>
          </table:table-cell>
          <table:table-cell office:value-type="string" calcext:value-type="string">
            <text:p>9d+2</text:p>
          </table:table-cell>
          <table:table-cell office:value-type="string" calcext:value-type="string">
            <text:p>11d+2</text:p>
          </table:table-cell>
          <table:table-cell table:number-columns-repeated="5"/>
        </table:table-row>
        <table:table-row table:style-name="ro1">
          <table:table-cell table:formula="of:=[.A50]+5" office:value-type="float" office:value="90" calcext:value-type="float">
            <text:p>90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12d</text:p>
          </table:table-cell>
          <table:table-cell table:number-columns-repeated="5"/>
        </table:table-row>
        <table:table-row table:style-name="ro1">
          <table:table-cell table:formula="of:=[.A51]+5" office:value-type="float" office:value="95" calcext:value-type="float">
            <text:p>95</text:p>
          </table:table-cell>
          <table:table-cell office:value-type="string" calcext:value-type="string">
            <text:p>10d+2</text:p>
          </table:table-cell>
          <table:table-cell office:value-type="string" calcext:value-type="string">
            <text:p>12d+2</text:p>
          </table:table-cell>
          <table:table-cell table:number-columns-repeated="5"/>
        </table:table-row>
        <table:table-row table:style-name="ro1">
          <table:table-cell table:formula="of:=[.A52]+5" office:value-type="float" office:value="100" calcext:value-type="float">
            <text:p>100</text:p>
          </table:table-cell>
          <table:table-cell office:value-type="string" calcext:value-type="string">
            <text:p>11d</text:p>
          </table:table-cell>
          <table:table-cell office:value-type="string" calcext:value-type="string">
            <text:p>13d</text:p>
          </table:table-cell>
          <table:table-cell table:number-columns-repeated="5"/>
        </table:table-row>
        <table:table-row table:style-name="ro1" table:number-rows-repeated="104852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7">00/00/0000</text:date>, <text:time style:data-style-name="N2" text:time-value="15:30:54.2859872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7T14:49:37.717072652</meta:creation-date>
    <meta:generator>LibreOffice/7.0.4.2$Linux_X86_64 LibreOffice_project/00$Build-2</meta:generator>
    <dc:date>2022-09-07T17:38:39.263573493</dc:date>
    <meta:editing-duration>PT2H5M58S</meta:editing-duration>
    <meta:editing-cycles>75</meta:editing-cycles>
    <meta:document-statistic meta:table-count="2" meta:cell-count="162" meta:object-count="0"/>
  </office:meta>
</office:document-meta>
</file>

<file path=Basic/Standard/GURPS.xml><?xml version="1.0" encoding="utf-8"?>
<!DOCTYPE module  PUBLIC '-//OpenOffice.org//DTD OfficeDocument 1.0//EN'  'module.dtd'>
<script:module xmlns:script="http://openoffice.org/2000/script" script:name="GURPS" script:language="StarBasic" script:moduleType="normal">REM  *****  BASIC  *****

Global currDoc as Object
Global CharSheet as Object
Global DataSheet as Object


Sub Main
	Dim currCell as Object
	Dim X as variant


	currDoc = ThisComponent
	CharSheet = currDoc.sheets(0)
	DataSheet = currDoc.sheets(1)
	
	
	
	
	X = DataSheet.getCellByPosition(2, 3).String
	currCell = CharSheet.getCellByPosition(2, 2)
	currCell.String = X
	
	currCell = CharSheet.getCellByPosition(2, 3)
	currCell.String = getThrust(45)
	
	
	




End Sub

Function getThrust(ST as Integer) as String
	Dim X as String
	Dim Y as Integer
	Dim i as Integer

If ST &lt;= 40 Then


	For i = 2 To 41 step 1
		Y = DataSheet.getCellByPosition(0, i).value
		If ST = Y Then
			X = DataSheet.getCellByPosition(1, i).String
			Exit For
		End If
	Next

Else

	X = DataSheet.getCellByPosition(1, 40).String

	For i = 42 To 53 step 1
	Y = DataSheet.getCellByPosition(0, i).value
		If ST &gt;= Y Then
			Exit For
		End If
			
		X = DataSheet.getCellByPosition(1, i).String
	Next


End If

	getThrust = X
	
End Function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URP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